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Noto Kufi Arabic"/>
    </style:style>
    <style:style style:name="P4" style:family="paragraph">
      <loext:graphic-properties draw:fill="none" draw:fill-color="#ffffff"/>
      <style:text-properties style:font-name="Noto Kufi Arabic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Noto Kufi Arab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048cm" svg:x="1.143cm" svg:y="4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048cm" svg:x="6.443cm" svg:y="4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048cm" svg:x="13.443cm" svg:y="4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45cm" svg:y1="5.81cm" svg:x2="6.477cm" svg:y2="5.81cm">
          <text:p/>
        </draw:line>
        <draw:line draw:style-name="gr2" draw:text-style-name="P2" draw:layer="layout" svg:x1="10.525cm" svg:y1="5.81cm" svg:x2="11.577cm" svg:y2="5.81cm">
          <text:p/>
        </draw:line>
        <draw:line draw:style-name="gr2" draw:text-style-name="P2" draw:layer="layout" svg:x1="12.573cm" svg:y1="5.81cm" svg:x2="13.477cm" svg:y2="5.81cm">
          <text:p/>
        </draw:line>
        <draw:frame draw:style-name="gr3" draw:text-style-name="P4" draw:layer="layout" svg:width="1.27cm" svg:height="1.58cm" svg:x="11.557cm" svg:y="4.921cm">
          <draw:text-box draw:corner-radius="1.778cm">
            <text:p text:style-name="P3"><text:span text:style-name="T1">...</text:span></text:p>
          </draw:text-box>
        </draw:frame>
        <draw:line draw:style-name="gr4" draw:text-style-name="P2" draw:layer="layout" svg:x1="4.191cm" svg:y1="4.286cm" svg:x2="4.191cm" svg:y2="7.334cm">
          <text:p/>
        </draw:line>
        <draw:line draw:style-name="gr4" draw:text-style-name="P2" draw:layer="layout" svg:x1="9.291cm" svg:y1="4.286cm" svg:x2="9.291cm" svg:y2="7.334cm">
          <text:p/>
        </draw:line>
        <draw:line draw:style-name="gr4" draw:text-style-name="P2" draw:layer="layout" svg:x1="16.491cm" svg:y1="4.286cm" svg:x2="16.491cm" svg:y2="7.334cm">
          <text:p/>
        </draw:line>
        <draw:line draw:style-name="gr2" draw:text-style-name="P2" draw:layer="layout" svg:x1="17.737cm" svg:y1="5.81cm" svg:x2="18.677cm" svg:y2="5.81cm">
          <text:p/>
        </draw:line>
        <draw:line draw:style-name="gr4" draw:text-style-name="P2" draw:layer="layout" svg:x1="18.78cm" svg:y1="5.302cm" svg:x2="18.78cm" svg:y2="6.445cm">
          <text:p/>
        </draw:line>
        <draw:line draw:style-name="gr4" draw:text-style-name="P2" draw:layer="layout" svg:x1="19.034cm" svg:y1="4.794cm" svg:x2="19.034cm" svg:y2="6.826cm">
          <text:p/>
        </draw:line>
        <draw:frame draw:style-name="gr5" draw:text-style-name="P5" draw:layer="layout" svg:width="1.734cm" svg:height="0.962cm" svg:x="1.833cm" svg:y="5.356cm">
          <draw:text-box>
            <text:p>data</text:p>
          </draw:text-box>
        </draw:frame>
        <draw:frame draw:style-name="gr5" draw:text-style-name="P5" draw:layer="layout" svg:width="1.734cm" svg:height="0.962cm" svg:x="7.033cm" svg:y="5.356cm">
          <draw:text-box>
            <text:p>data</text:p>
          </draw:text-box>
        </draw:frame>
        <draw:frame draw:style-name="gr5" draw:text-style-name="P5" draw:layer="layout" svg:width="1.734cm" svg:height="0.962cm" svg:x="14.133cm" svg:y="5.356cm">
          <draw:text-box>
            <text:p>data</text:p>
          </draw:text-box>
        </draw:frame>
        <draw:frame draw:style-name="gr5" draw:text-style-name="P7" draw:layer="layout" svg:width="1.658cm" svg:height="1.196cm" svg:x="4.033cm" svg:y="5.356cm">
          <draw:text-box>
            <text:p text:style-name="P6"><text:span text:style-name="T2">next</text:span></text:p>
            <text:p text:style-name="P6"><text:span text:style-name="T3">address</text:span></text:p>
          </draw:text-box>
        </draw:frame>
        <draw:line draw:style-name="gr6" draw:text-style-name="P2" draw:layer="layout" svg:x1="1.381cm" svg:y1="1.762cm" svg:x2="1.381cm" svg:y2="4.175cm">
          <text:p/>
        </draw:line>
        <draw:frame draw:style-name="gr7" draw:text-style-name="P5" draw:layer="layout" svg:width="4.699cm" svg:height="1.778cm" svg:x="1.635cm" svg:y="2.27cm">
          <draw:text-box>
            <text:p>base</text:p>
            <text:p>(start-address)</text:p>
          </draw:text-box>
        </draw:frame>
        <draw:frame draw:style-name="gr8" draw:text-style-name="P5" draw:layer="layout" svg:width="4.737cm" svg:height="1.777cm" svg:x="14.297cm" svg:y="2.271cm">
          <draw:text-box>
            <text:p>null</text:p>
            <text:p>(stop-address)</text:p>
          </draw:text-box>
        </draw:frame>
        <draw:line draw:style-name="gr9" draw:text-style-name="P2" draw:layer="layout" svg:x1="18.934cm" svg:y1="4.256cm" svg:x2="18.934cm" svg:y2="1.835cm">
          <text:p/>
        </draw:line>
        <draw:frame draw:style-name="gr5" draw:text-style-name="P7" draw:layer="layout" svg:width="1.658cm" svg:height="1.196cm" svg:x="9.133cm" svg:y="5.356cm">
          <draw:text-box>
            <text:p text:style-name="P6"><text:span text:style-name="T2">next</text:span></text:p>
            <text:p text:style-name="P6"><text:span text:style-name="T3">address</text:span></text:p>
          </draw:text-box>
        </draw:frame>
        <draw:frame draw:style-name="gr5" draw:text-style-name="P7" draw:layer="layout" svg:width="1.658cm" svg:height="1.196cm" svg:x="16.333cm" svg:y="5.356cm">
          <draw:text-box>
            <text:p text:style-name="P6"><text:span text:style-name="T2">next</text:span></text:p>
            <text:p text:style-name="P6"><text:span text:style-name="T3">address</text:span></text:p>
          </draw:text-box>
        </draw:frame>
        <draw:frame draw:style-name="gr10" draw:text-style-name="P5" draw:layer="layout" svg:width="2.921cm" svg:height="0.962cm" svg:x="2.016cm" svg:y="7.604cm">
          <draw:text-box>
            <text:p>node-1</text:p>
          </draw:text-box>
        </draw:frame>
        <draw:frame draw:style-name="gr10" draw:text-style-name="P5" draw:layer="layout" svg:width="2.921cm" svg:height="0.962cm" svg:x="7.317cm" svg:y="7.604cm">
          <draw:text-box>
            <text:p>node-2</text:p>
          </draw:text-box>
        </draw:frame>
        <draw:frame draw:style-name="gr10" draw:text-style-name="P5" draw:layer="layout" svg:width="2.921cm" svg:height="0.962cm" svg:x="14.518cm" svg:y="7.604cm">
          <draw:text-box>
            <text:p>node-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0T10:39:44.502717138</meta:creation-date>
    <dc:date>2020-07-10T10:54:05.515203974</dc:date>
    <meta:editing-duration>PT1M10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